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Verdana" svg:font-family="Verdana"/>
    <style:font-face style:name="" svg:font-family=""/>
    <style:font-face style:name="Arial" svg:font-family="Arial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Standard" style:master-page-name="Standard">
      <style:paragraph-properties style:page-number="auto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Standard" style:master-page-name="Standard">
      <style:paragraph-properties style:page-number="auto"/>
    </style:style>
    <style:style style:name="P7" style:family="paragraph" style:parent-style-name="Standard" style:master-page-name="Standard">
      <style:paragraph-properties style:page-number="auto"/>
    </style:style>
    <style:style style:name="P8" style:family="paragraph" style:parent-style-name="Standard" style:master-page-name="Standard">
      <style:paragraph-properties style:page-number="auto"/>
    </style:style>
    <style:style style:name="T1" style:family="text">
      <style:text-properties/>
    </style:style>
    <style:style style:name="T2" style:family="text">
      <style:text-properties/>
    </style:style>
    <style:style style:name="T3" style:family="text">
      <style:text-properties/>
    </style:style>
    <style:style style:name="P9" style:family="paragraph" style:parent-style-name="Standard" style:master-page-name="Standard">
      <style:paragraph-properties style:page-number="auto"/>
    </style:style>
    <style:style style:name="T4" style:family="text">
      <style:text-properties/>
    </style:style>
    <style:style style:name="T5" style:family="text">
      <style:text-properties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tyle1"><text:span text:style-name="title1">Mahogany Hall present</text:span></text:p>
        <text:p text:style-name="P1"><text:span text:style-name="date">1998-01-02</text:span></text:p>
        <text:p text:style-name="P2"><text:span text:style-name="title2">spectacle de danse</text:span></text:p>
        <text:p text:style-name="P3"><text:span text:style-name="title2">event de la mort</text:span></text:p>
        <text:p text:style-name="P4"><text:span text:style-name="title11">Artists Perfomers : </text:span></text:p>
        <text:p text:style-name="P5"><text:span text:style-name="artist">Gang of four</text:span></text:p>
        <text:p text:style-name="P6"><text:span text:style-name="title4">hard metal</text:span></text:p>
        <text:p text:style-name="P7"><text:span text:style-name="desc">Petite description</text:span></text:p>
        <text:p text:style-name="P8"><text:span text:style-name="title11">Additional : </text:span></text:p>
        <text:p><text:span text:style-name="T1">Start : 01:01</text:span></text:p>
        <text:p><text:span text:style-name="T2">Opening doors : 01:01</text:span></text:p>
        <text:p><text:span text:style-name="T3">End : 01:01</text:span></text:p>
        <text:p text:style-name="P9"><text:span text:style-name="title11">Tickets : </text:span></text:p>
        <text:p><text:span text:style-name="T4">enfant/avs   :  30Frs</text:span></text:p>
        <text:p><text:span text:style-name="T5">adulte   :  455Frs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erdana" svg:font-family="Verdan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style1" style:family="paragraph">
      <style:paragraph-properties fo:margin-top="0cm" fo:margin-bottom="8.8cm" fo:text-align="center"/>
    </style:style>
    <style:style style:name="title1" style:family="text">
      <style:text-properties style:font-name="Verdana" style:font-name-complex="Verdana" fo:font-size="22pt" style:font-size-asian="22pt" style:font-size-complex="22pt" fo:font-weight="bold" style:font-weight-asian="bold"/>
    </style:style>
    <style:style style:name="title11" style:family="text">
      <style:text-properties style:font-name="Verdana" style:font-name-complex="Verdana" fo:font-size="16pt" style:font-size-asian="16pt" style:font-size-complex="16pt" fo:font-weight="bold" style:font-weight-asian="bold"/>
    </style:style>
    <style:style style:name="date" style:family="text">
      <style:text-properties style:font-name="Verdana" style:font-name-complex="Verdana" fo:font-size="10pt" style:font-size-asian="10pt" style:font-size-complex="10pt" fo:color="##0000e6" fo:font-style="italic" style:font-style-asian="italic" style:font-style-complex="italic"/>
    </style:style>
    <style:style style:name="title2" style:family="text">
      <style:text-properties style:font-name="Verdana" style:font-name-complex="Verdana" fo:font-size="18pt" style:font-size-asian="18pt" style:font-size-complex="18pt" fo:color="##0000e6"/>
    </style:style>
    <style:style style:name="artist" style:family="text">
      <style:text-properties style:font-name="Verdana" style:font-name-complex="Verdana" fo:font-size="16pt" style:font-size-asian="16pt" style:font-size-complex="16pt" fo:color="##94285c" fo:font-weight="bold" style:font-weight-asian="bold"/>
    </style:style>
    <style:style style:name="title4" style:family="text">
      <style:text-properties style:font-name="Verdana" style:font-name-complex="Verdana" fo:font-size="10pt" style:font-size-asian="10pt" style:font-size-complex="10pt" fo:color="##94285c" fo:font-style="italic" style:font-style-asian="italic" style:font-style-complex="italic"/>
    </style:style>
    <style:style style:name="desc" style:family="text">
      <style:text-properties style:font-name="Verdana" style:font-name-complex="Verdana" fo:font-size="10pt" style:font-size-asian="10pt" style:font-size-complex="10pt" fo:color="##000000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  <office:master-styles>
      <style:master-page style:name="Standard" style:page-layout-name="Mpm1"/>
    </office:master-styles>
  </office:automatic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4-07-02T12:19:47.000</dc:date>
    <meta:generator>PHPWord</meta:generator>
    <meta:initial-creator/>
    <meta:creation-date>2014-07-02T12:19:47.000</meta:creation-date>
    <meta:keyword/>
    <meta:user-defined meta:name="Category"/>
    <meta:user-defined meta:name="Company"/>
    <meta:user-defined meta:name="Manager"/>
  </office:meta>
</office:document-meta>
</file>